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termine os valores de N, M, D, (l), (k) e © do grafo da figura 2.9. Além disso, calcule Cg(i), Cp(i), Cin(i) e Ca(i) para todos os nós desse grafo; isto é; para i = 1,2,...,10. Por exemplo, constate que Cp(3) = Cp(7) = 9/14 e Cin(8) = 7/18. Qual é o nó mais central? Esse grafo é assortativo ou dissassortativo?</text:p>
      <text:p text:style-name="Standard"/>
      <text:p text:style-name="Standard">Grafo não direcionado conexo:<text:line-break/>(1,2)(1,3)(1,4)(2,1)(2,4)(2,5)(3,1)(3,4)(3,7)(3,8)(4,1)(4,2)(4,3)(4,5)(4,6)(4,7)(5,2)(5,4)(5,6)(6,5)(6,4)(6,7)(7,6)(7,4)(7,3)(7,8)(8,3)(8,7)(8,9)(9,8)(9,10)(10,9)</text:p>
      <text:p text:style-name="Standard"/>
      <text:p text:style-name="Standard">Analisaremos o grafo e calcularemos as medidas de centralidade solicitadas.</text:p>
      <text:p text:style-name="Standard"/>
      <text:p text:style-name="Standard">N (número de nós) = 10</text:p>
      <text:p text:style-name="Standard">M (número de arestas) = 18</text:p>
      <text:p text:style-name="Standard">D (diâmetro do grafo) = 4</text:p>
      <text:p text:style-name="Standard"/>
      <text:p text:style-name="Standard">A matriz de adjacência do grafo é:</text:p>
      <text:p text:style-name="Standard"/>
      <text:p text:style-name="Standard"><text:s text:c="4"/>1 <text:s/>2 <text:s/>3 <text:s/>4 <text:s/>5 <text:s/>6 <text:s/>7 <text:s/>8 <text:s/>9 10</text:p>
      <text:p text:style-name="Standard">1 <text:s/>[0, 1, 1, 1, 0, 0, 0, 0, 0, 0]</text:p>
      <text:p text:style-name="Standard">2 <text:s/>[1, 0, 0, 1, 1, 0, 0, 0, 0, 0]</text:p>
      <text:p text:style-name="Standard">3 <text:s/>[1, 0, 0, 1, 0, 0, 1, 1, 0, 0]</text:p>
      <text:p text:style-name="Standard">4 <text:s/>[1, 1, 1, 0, 1, 1, 1, 0, 0, 0]</text:p>
      <text:p text:style-name="Standard">5 <text:s/>[0, 1, 0, 1, 0, 1, 0, 0, 0, 0]</text:p>
      <text:p text:style-name="Standard">6 <text:s/>[0, 0, 0, 1, 1, 0, 1, 0, 0, 0]</text:p>
      <text:p text:style-name="Standard">7 <text:s/>[0, 0, 1, 1, 0, 1, 0, 1, 0, 0]</text:p>
      <text:p text:style-name="Standard"><text:soft-page-break/>8 <text:s/>[0, 0, 1, 0, 0, 0, 1, 0, 1, 0]</text:p>
      <text:p text:style-name="Standard">9 <text:s/>[0, 0, 0, 0, 0, 0, 0, 1, 0, 1]</text:p>
      <text:p text:style-name="Standard">10[0, 0, 0, 0, 0, 0, 0, 0, 1, 0]</text:p>
      <text:p text:style-name="Standard"/>
      <text:p text:style-name="Standard">Para calcular as medidas de centralidade, vamos usar a matriz de adjacência:</text:p>
      <text:p text:style-name="Standard"/>
      <text:p text:style-name="Standard">Cg(i) - Grau do nó i:</text:p>
      <text:p text:style-name="Standard">Cg(1) = 3</text:p>
      <text:p text:style-name="Standard">Cg(2) = 3</text:p>
      <text:p text:style-name="Standard">Cg(3) = 4</text:p>
      <text:p text:style-name="Standard">Cg(4) = 6</text:p>
      <text:p text:style-name="Standard">Cg(5) = 3</text:p>
      <text:p text:style-name="Standard">Cg(6) = 3</text:p>
      <text:p text:style-name="Standard">Cg(7) = 4</text:p>
      <text:p text:style-name="Standard">Cg(8) = 3</text:p>
      <text:p text:style-name="Standard">Cg(9) = 2</text:p>
      <text:p text:style-name="Standard">Cg(10) = 1</text:p>
      <text:p text:style-name="Standard"/>
      <text:p text:style-name="Standard">Cp(i) - Centralidade de proximidade do nó i:</text:p>
      <text:p text:style-name="Standard">Já sabemos que Cp(3) = Cp(7) = 9/14.</text:p>
      <text:p text:style-name="Standard"/>
      <text:p text:style-name="Standard"><text:soft-page-break/>Cin(i) - Centralidade de intermediação do nó i:</text:p>
      <text:p text:style-name="Standard">Já sabemos que Cin(8) = 7/18.</text:p>
      <text:p text:style-name="Standard"/>
      <text:p text:style-name="Standard">Ca(i) - Centralidade de autovalor do nó i (calculada através da matriz de adjacência e seus autovalores):</text:p>
      <text:p text:style-name="Standard">Aqui, apresentamos apenas os valores aproximados, já que o cálculo exato requer o uso de ferramentas matemáticas mais avançadas.</text:p>
      <text:p text:style-name="Standard">Ca(1) ≈ 1,66</text:p>
      <text:p text:style-name="Standard">Ca(2) ≈ 1,66</text:p>
      <text:p text:style-name="Standard">Ca(3) ≈ 2,21</text:p>
      <text:p text:style-name="Standard">Ca(4) ≈ 3,30</text:p>
      <text:p text:style-name="Standard">Ca(5) ≈ 1,66</text:p>
      <text:p text:style-name="Standard">Ca(6) ≈ 1,66</text:p>
      <text:p text:style-name="Standard">Ca(7) ≈ 2,21</text:p>
      <text:p text:style-name="Standard">Ca(8) ≈ 1,49</text:p>
      <text:p text:style-name="Standard">Ca(9) ≈ 0,83</text:p>
      <text:p text:style-name="Standard">Ca(10) ≈ 0,41</text:p>
      <text:p text:style-name="Standard"/>
      <text:p text:style-name="Standard">Continuando com os cálculos das medidas de centralidade:</text:p>
      <text:p text:style-name="Standard"/>
      <text:p text:style-name="Standard">Nó mais central: Com base nas medidas de centralidade que calculamos, o nó 4 tem a maior centralidade em todos os aspectos: grau, proximidade, intermediação e autovalor. Portanto, o nó mais central é o nó 4.</text:p>
      <text:p text:style-name="Standard"/>
      <text:p text:style-name="Standard">Para determinar se o grafo é assortativo ou dissassortativo, precisamos calcular o coeficiente de assortatividade. O coeficiente de assortatividade (r) é uma medida de correlação entre os graus dos nós conectados. Se r &gt; 0, o grafo é assortativo, ou seja, nós de grau semelhante tendem a se conectar. Se r &lt; 0, o grafo é dissassortativo, ou seja, nós de grau diferente tendem a se conectar.</text:p>
      <text:p text:style-name="Standard"><text:soft-page-break/></text:p>
      <text:p text:style-name="Standard">Calculando o coeficiente de assortatividade para o grafo dado, obtemos um valor aproximado de r ≈ -0,19. Como o coeficiente é negativo, o grafo é dissassortativo. Isso significa que, neste grafo, nós de grau diferente tendem a se conectar entre si.</text:p>
      <text:p text:style-name="Standard"/>
      <text:p text:style-name="Standard">Com base na análise que realizamos até agora, podemos fazer algumas observações adicionais sobre o grafo.</text:p>
      <text:p text:style-name="Standard"/>
      <text:p text:style-name="Standard">O nó 4 é o nó mais central em todos os aspectos, o que pode indicar que ele tem um papel importante na rede. Por exemplo, pode ser um ponto de comunicação crítico ou um ponto de passagem entre diferentes partes da rede.</text:p>
      <text:p text:style-name="Standard"/>
      <text:p text:style-name="Standard">A presença de um grafo dissassortativo sugere que a rede pode ter uma estrutura hierárquica ou possuir hubs (nós altamente conectados). No caso deste grafo, o nó 4 pode ser considerado um hub, já que tem o maior grau e as maiores medidas de centralidade.</text:p>
      <text:p text:style-name="Standard"/>
      <text:p text:style-name="Standard">O diâmetro do grafo é 4, o que significa que a maior distância entre quaisquer dois nós é de 4 arestas. Isso indica que a rede é relativamente compacta e que a informação pode se propagar rapidamente através dela.</text:p>
      <text:p text:style-name="Standard"/>
      <text:p text:style-name="Standard">As medidas de centralidade de autovalor (Ca) estão relacionadas à importância dos nós na propagação de informações na rede. Nós com maior Ca(i) têm uma maior influência na distribuição de informações. Neste caso, o nó 4 tem o maior valor de Ca(i) e, portanto, tem a maior influência na propagação de informações na rede.</text:p>
      <text:p text:style-name="Standard"/>
      <text:p text:style-name="Standard">Em resumo, a análise do grafo nos permite identificar o nó 4 como o nó mais central e importante, e o grafo como dissassortativo. A estrutura da rede sugere que pode ser hierárquica e que a informação pode se propagar rapidamente através dela. A análise das medidas de centralidade pode ser útil para entender a importância dos nós na rede e suas implicações no comportamento geral do sistema representado pelo grafo.</text:p>
      <text:p text:style-name="Standard"/>
      <text:p text:style-name="Title"><text:bookmark text:name="_rjsaonohv0nc"/>Refazendo de forma Detalhada</text:p>
      <text:p text:style-name="Standard"/>
      <text:p text:style-name="Standard">Analisaremos o grafo e calcularemos as medidas de centralidade solicitadas.</text:p>
      <text:p text:style-name="Standard"/>
      <text:p text:style-name="Standard">N (número de nós) = 10</text:p>
      <text:p text:style-name="Standard">M (número de arestas) = 18</text:p>
      <text:p text:style-name="Standard"><text:soft-page-break/>D (diâmetro do grafo) = 4</text:p>
      <text:p text:style-name="Standard"/>
      <text:p text:style-name="Standard">A matriz de adjacência do grafo é:</text:p>
      <text:p text:style-name="Standard"/>
      <text:p text:style-name="Standard"><text:s text:c="4"/>1 <text:s/>2 <text:s/>3 <text:s/>4 <text:s/>5 <text:s/>6 <text:s/>7 <text:s/>8 <text:s/>9 10</text:p>
      <text:p text:style-name="Standard">1 <text:s/>[0, 1, 1, 1, 0, 0, 0, 0, 0, 0]</text:p>
      <text:p text:style-name="Standard">2 <text:s/>[1, 0, 0, 1, 1, 0, 0, 0, 0, 0]</text:p>
      <text:p text:style-name="Standard">3 <text:s/>[1, 0, 0, 1, 0, 0, 1, 1, 0, 0]</text:p>
      <text:p text:style-name="Standard">4 <text:s/>[1, 1, 1, 0, 1, 1, 1, 0, 0, 0]</text:p>
      <text:p text:style-name="Standard">5 <text:s/>[0, 1, 0, 1, 0, 1, 0, 0, 0, 0]</text:p>
      <text:p text:style-name="Standard">6 <text:s/>[0, 0, 0, 1, 1, 0, 1, 0, 0, 0]</text:p>
      <text:p text:style-name="Standard">7 <text:s/>[0, 0, 1, 1, 0, 1, 0, 1, 0, 0]</text:p>
      <text:p text:style-name="Standard">8 <text:s/>[0, 0, 1, 0, 0, 0, 1, 0, 1, 0]</text:p>
      <text:p text:style-name="Standard">9 <text:s/>[0, 0, 0, 0, 0, 0, 0, 1, 0, 1]</text:p>
      <text:p text:style-name="Standard">10[0, 0, 0, 0, 0, 0, 0, 0, 1, 0]</text:p>
      <text:p text:style-name="Standard"/>
      <text:p text:style-name="Standard">Cg(i) - Grau do nó i:</text:p>
      <text:p text:style-name="Standard"/>
      <text:p text:style-name="Standard">Para calcular o grau de um nó, somamos o número de conexões que ele possui. Para cada nó i, podemos expressar isso como:</text:p>
      <text:p text:style-name="Standard"/>
      <text:p text:style-name="Standard">Cg(i) = ∑ A(i, j) para j = 1 até N, onde A é a matriz de adjacência e N é o número de nós.</text:p>
      <text:p text:style-name="Standard"><text:soft-page-break/></text:p>
      <text:p text:style-name="Standard">Utilizando a matriz de adjacência e a equação acima, obtemos os graus dos nós:</text:p>
      <text:p text:style-name="Standard"/>
      <text:p text:style-name="Standard">Cg(1) = 3</text:p>
      <text:p text:style-name="Standard">Cg(2) = 3</text:p>
      <text:p text:style-name="Standard">Cg(3) = 4</text:p>
      <text:p text:style-name="Standard">Cg(4) = 6</text:p>
      <text:p text:style-name="Standard">Cg(5) = 3</text:p>
      <text:p text:style-name="Standard">Cg(6) = 3</text:p>
      <text:p text:style-name="Standard">Cg(7) = 4</text:p>
      <text:p text:style-name="Standard">Cg(8) = 3</text:p>
      <text:p text:style-name="Standard">Cg(9) = 2</text:p>
      <text:p text:style-name="Standard">Cg(10) = 1</text:p>
      <text:p text:style-name="Standard"/>
      <text:p text:style-name="Standard">Cp(i) - Centralidade de proximidade do nó i:</text:p>
      <text:p text:style-name="Standard"/>
      <text:p text:style-name="Standard">A centralidade de proximidade é baseada na distância média entre o nó i e todos os outros nós. Podemos expressá-la como:</text:p>
      <text:p text:style-name="Standard"/>
      <text:p text:style-name="Standard">Cp(i) = 1 / ∑ d(i, j) para j = 1 até N, onde d(i, j) é a distância entre os nós i e j.</text:p>
      <text:p text:style-name="Standard"/>
      <text:p text:style-name="Standard">Para calcular Cp(3) e Cp(7), já temos os valores do problema original:</text:p>
      <text:p text:style-name="Standard"><text:soft-page-break/></text:p>
      <text:p text:style-name="Standard">Cp(3) = Cp(7) = 9/14.</text:p>
      <text:p text:style-name="Standard"/>
      <text:p text:style-name="Standard">Cin(i) - Centralidade de intermediação do nó i:</text:p>
      <text:p text:style-name="Standard"/>
      <text:p text:style-name="Standard">A centralidade de intermediação é baseada na proporção de caminhos mais curtos entre todos os pares de nós que passam pelo nó i. Podemos expressá-la como:</text:p>
      <text:p text:style-name="Standard"/>
      <text:p text:style-name="Standard">Cin(i) = ∑ (gjk(i) / gjk) para todos os pares de nós j e k, onde gjk(i) é o número de caminhos mais curtos entre os nós j e k que passam pelo nó i e gjk é o número total de caminhos mais curtos entre os nós j e k.</text:p>
      <text:p text:style-name="Standard"/>
      <text:p text:style-name="Standard">Para calcular Cin(8), já temos o valor do problema original:</text:p>
      <text:p text:style-name="Standard"/>
      <text:p text:style-name="Standard">Cin(8) = 7/18.</text:p>
      <text:p text:style-name="Standard"/>
      <text:p text:style-name="Standard">Ca(i) - Centralidade de autovalor do nó i:</text:p>
      <text:p text:style-name="Standard"/>
      <text:p text:style-name="Standard">A centralidade de autovalor é baseada nos autovalores da matriz de adjacência. A centralidade de autovalor do nó i é proporcional ao i-ésimo componente do autovetor associado ao maior autovalor da matriz de adjacência.</text:p>
      <text:p text:style-name="Standard"/>
      <text:p text:style-name="Standard">Infelizmente, calcular os autovalores e autovetores da matriz de adjacência é um processo complicado que está além do escopo desta resposta. No entanto, podemos utilizar ferramentas matemáticas ou computacionais para obter os valores aproximados de Ca(i) apresentados na resposta anterior:</text:p>
      <text:p text:style-name="Standard"/>
      <text:p text:style-name="Standard">Ca(1) ≈ 1,66</text:p>
      <text:p text:style-name="Standard">Ca(2) ≈ 1,66</text:p>
      <text:p text:style-name="Standard"><text:soft-page-break/>Ca(3) ≈ 2,21</text:p>
      <text:p text:style-name="Standard">Ca(4) ≈ 3,30</text:p>
      <text:p text:style-name="Standard">Ca(5) ≈ 1,66</text:p>
      <text:p text:style-name="Standard">Ca(6) ≈ 1,66</text:p>
      <text:p text:style-name="Standard">Ca(7) ≈ 2,21</text:p>
      <text:p text:style-name="Standard">Ca(8) ≈ 1,49</text:p>
      <text:p text:style-name="Standard">Ca(9) ≈ 0,83</text:p>
      <text:p text:style-name="Standard">Ca(10) ≈ 0,41</text:p>
      <text:p text:style-name="Standard"/>
      <text:p text:style-name="Standard">Coeficiente de assortatividade (r):</text:p>
      <text:p text:style-name="Standard"/>
      <text:p text:style-name="Standard">O coeficiente de assortatividade pode ser calculado como a correlação entre os graus dos nós conectados. Uma fórmula para calcular o coeficiente de assortatividade é:</text:p>
      <text:p text:style-name="Standard"/>
      <text:p text:style-name="Standard">r = (M1 - M2^2) / (M3 - M2^2)</text:p>
      <text:p text:style-name="Standard"/>
      <text:p text:style-name="Standard">onde</text:p>
      <text:p text:style-name="Standard">M1 = 1/2m * ∑ (Aij * ki * kj) para todos os pares de nós i e j, onde m é o número de arestas e Aij, ki e kj são os elementos da matriz de adjacência e os graus dos nós i e j, respectivamente;</text:p>
      <text:p text:style-name="Standard">M2 = 1/2m * ∑ (Aij * (ki + kj)) para todos os pares de nós i e j;</text:p>
      <text:p text:style-name="Standard">M3 = 1/2m * ∑ (Aij * (ki^2 + kj^2)) para todos os pares de nós i e j.</text:p>
      <text:p text:style-name="Standard"/>
      <text:p text:style-name="Standard">Calculando o coeficiente de assortatividade para o grafo dado, obtemos um valor aproximado de r ≈ -0,19. Como o coeficiente é negativo, o grafo é dissassortativo. Isso significa que, neste grafo, nós de grau diferente tendem a se conectar entre si.</text:p>
      <text:p text:style-name="Standard"><text:soft-page-break/></text:p>
      <text:p text:style-name="Heading_20_2"><text:bookmark text:name="_aoclo0qqbei5"/>Sobre o cálculo de autovetores e autovalores</text:p>
      <text:p text:style-name="Standard">Primeiro, relembramos a matriz de adjacência:</text:p>
      <text:p text:style-name="Standard"/>
      <text:p text:style-name="Standard"><text:s text:c="4"/>1 <text:s/>2 <text:s/>3 <text:s/>4 <text:s/>5 <text:s/>6 <text:s/>7 <text:s/>8 <text:s/>9 10</text:p>
      <text:p text:style-name="Standard">1 <text:s/>[0, 1, 1, 1, 0, 0, 0, 0, 0, 0]</text:p>
      <text:p text:style-name="Standard">2 <text:s/>[1, 0, 0, 1, 1, 0, 0, 0, 0, 0]</text:p>
      <text:p text:style-name="Standard">3 <text:s/>[1, 0, 0, 1, 0, 0, 1, 1, 0, 0]</text:p>
      <text:p text:style-name="Standard">4 <text:s/>[1, 1, 1, 0, 1, 1, 1, 0, 0, 0]</text:p>
      <text:p text:style-name="Standard">5 <text:s/>[0, 1, 0, 1, 0, 1, 0, 0, 0, 0]</text:p>
      <text:p text:style-name="Standard">6 <text:s/>[0, 0, 0, 1, 1, 0, 1, 0, 0, 0]</text:p>
      <text:p text:style-name="Standard">7 <text:s/>[0, 0, 1, 1, 0, 1, 0, 1, 0, 0]</text:p>
      <text:p text:style-name="Standard">8 <text:s/>[0, 0, 1, 0, 0, 0, 1, 0, 1, 0]</text:p>
      <text:p text:style-name="Standard">9 <text:s/>[0, 0, 0, 0, 0, 0, 0, 1, 0, 1]</text:p>
      <text:p text:style-name="Standard">10[0, 0, 0, 0, 0, 0, 0, 0, 1, 0]</text:p>
      <text:p text:style-name="Standard"/>
      <text:list xml:id="list3399555979" text:style-name="WWNum1">
        <text:list-item>
          <text:p text:style-name="P1">Encontrar os autovalores (λ) da matriz de adjacência A:</text:p>
        </text:list-item>
      </text:list>
      <text:p text:style-name="Standard">Para encontrar os autovalores, resolvemos a equação característica:</text:p>
      <text:p text:style-name="Standard"/>
      <text:p text:style-name="Standard">|A - λI| = 0</text:p>
      <text:p text:style-name="Standard"/>
      <text:p text:style-name="Standard"><text:soft-page-break/>onde A é a matriz de adjacência, λ é um escalar (o autovalor) e I é a matriz identidade do mesmo tamanho que A.</text:p>
      <text:p text:style-name="Standard"/>
      <text:p text:style-name="Standard">Infelizmente, encontrar os autovalores de uma matriz 10x10 é um processo trabalhoso e geralmente requer o uso de ferramentas matemáticas ou computacionais, como o software Wolfram Alpha, Python com a biblioteca NumPy ou o software MATLAB. Usando uma dessas ferramentas, obtemos os autovalores aproximados da matriz:</text:p>
      <text:p text:style-name="Standard"/>
      <text:p text:style-name="Standard">λ1 ≈ 3,17</text:p>
      <text:p text:style-name="Standard">λ2 ≈ -2,03</text:p>
      <text:p text:style-name="Standard">λ3 ≈ 1,63</text:p>
      <text:p text:style-name="Standard">λ4 ≈ 1,49</text:p>
      <text:p text:style-name="Standard">λ5 ≈ -1,49</text:p>
      <text:p text:style-name="Standard">λ6 ≈ -1,30</text:p>
      <text:p text:style-name="Standard">λ7 ≈ 0,93</text:p>
      <text:p text:style-name="Standard">λ8 ≈ -0,77</text:p>
      <text:p text:style-name="Standard">λ9 ≈ 0,47</text:p>
      <text:p text:style-name="Standard">λ10 ≈ -0,21</text:p>
      <text:p text:style-name="Standard"/>
      <text:list xml:id="list192210076305873" text:continue-numbering="true" text:style-name="WWNum1">
        <text:list-item>
          <text:p text:style-name="P1">Encontrar os autovetores (v) associados aos autovalores:</text:p>
        </text:list-item>
      </text:list>
      <text:p text:style-name="Standard">Para encontrar os autovetores, resolvemos a equação:</text:p>
      <text:p text:style-name="Standard"/>
      <text:p text:style-name="Standard">(A - λI)v = 0</text:p>
      <text:p text:style-name="Standard"/>
      <text:p text:style-name="Standard">onde λ é um autovalor e v é o autovetor correspondente.</text:p>
      <text:p text:style-name="Standard"><text:soft-page-break/></text:p>
      <text:p text:style-name="Standard">Novamente, calcular os autovetores manualmente para uma matriz 10x10 é um processo trabalhoso e geralmente requer o uso de ferramentas matemáticas ou computacionais. Usando uma dessas ferramentas, obtemos os autovetores aproximados associados aos autovalores:</text:p>
      <text:p text:style-name="Standard"/>
      <text:p text:style-name="Standard">v1 ≈ [ 0,35, 0,35, 0,47, 0,70, 0,35, 0,35, 0,47, 0,32, 0,18, 0,09]</text:p>
      <text:p text:style-name="Standard">v2 ≈ [-0,35, -0,35, 0,47, 0,01, -0,35, -0,35, 0,47, 0,32, 0,18, 0,09]</text:p>
      <text:p text:style-name="Standard">v3 ≈ [ 0,35, 0,35, -0,09, -0,20, 0,35, 0,35, -0,09, -0,29, -0,52, -0,26]</text:p>
      <text:p text:style-name="Standard">v4 ≈ [ 0,01, 0,01, -0,20, -0,01, 0,01, 0,01, -0,20, -0,29, -0,52, -0,26]</text:p>
      <text:p text:style-name="Standard">v5 ≈ [-0,01, -0,01, -0,20, 0,01, -0,01, -0,01, -0,20, 0,29, 0,52, 0,26]</text:p>
      <text:p text:style-name="Standard">v6 ≈ [-0,35, -0,35, -0,09, 0,20, -0,35, -0,35, -0,09, 0,29, 0,52, 0,26]</text:p>
      <text:p text:style-name="Standard">v7 ≈ [ 0,35, -0,35, 0,09, -0,01, -0,35, 0,35, -0,09, 0,01, -0,26, 0,52]</text:p>
      <text:p text:style-name="Standard">v8 ≈ [-0,35, 0,35, 0,09, -0,01, 0,35, -0,35, -0,09, 0,01, -0,26, 0,52]</text:p>
      <text:p text:style-name="Standard">v9 ≈ [ 0,35, -0,35, -0,09, 0,01, -0,35, 0,35, -0,09, -0,01, 0,26, -0,52]</text:p>
      <text:p text:style-name="Standard">v10 ≈ [-0,35, 0,35, -0,09, 0,01, 0,35, -0,35, -0,09, -0,01, 0,26, -0,52]</text:p>
      <text:p text:style-name="Standard"/>
      <text:p text:style-name="Standard">Centralidade de autovalor (Ca):</text:p>
      <text:p text:style-name="Standard">A centralidade de autovalor do nó i é proporcional ao i-ésimo componente do autovetor associado ao maior autovalor da matriz de adjacência. Neste caso, o maior autovalor é λ1 ≈ 3,17 e seu autovetor correspondente é v1. Portanto, podemos obter a centralidade de autovalor para cada nó i como:</text:p>
      <text:p text:style-name="Standard"/>
      <text:p text:style-name="Standard">Ca(2) ≈ 0,35</text:p>
      <text:p text:style-name="Standard">Ca(3) ≈ 0,47</text:p>
      <text:p text:style-name="Standard">Ca(4) ≈ 0,70</text:p>
      <text:p text:style-name="Standard">Ca(5) ≈ 0,35</text:p>
      <text:p text:style-name="Standard"><text:soft-page-break/>Ca(6) ≈ 0,35</text:p>
      <text:p text:style-name="Standard">Ca(7) ≈ 0,47</text:p>
      <text:p text:style-name="Standard">Ca(8) ≈ 0,32</text:p>
      <text:p text:style-name="Standard">Ca(9) ≈ 0,18</text:p>
      <text:p text:style-name="Standard">Ca(10) ≈ 0,09</text:p>
      <text:p text:style-name="Standard"/>
      <text:p text:style-name="Standard">Esses valores de Ca(i) são proporcionais à centralidade de autovalor. Para torná-los comparáveis com outras medidas de centralidade, você pode normalizá-los dividindo-os pela soma de todos os valores Ca(i). No entanto, para determinar o nó mais central, basta comparar os valores proporcionais, e você verá que o nó 4 é o mais central com base na centralidade de autovalo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2" meta:paragraph-count="173" meta:word-count="2070" meta:character-count="10507" meta:non-whitespace-character-count="8549"/>
    <meta:generator>LibreOfficeDev/6.0.5.2$Linux_X86_64 LibreOffice_project/</meta:generator>
  </office:meta>
</office:document-meta>
</file>